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eaa2" officeooo:paragraph-rsid="0010eaa2"/>
    </style:style>
    <style:style style:name="P2" style:family="paragraph" style:parent-style-name="Standard">
      <style:text-properties officeooo:rsid="00138cc2" officeooo:paragraph-rsid="00138cc2"/>
    </style:style>
    <style:style style:name="P3" style:family="paragraph" style:parent-style-name="Standard">
      <style:text-properties officeooo:rsid="00138cc2" officeooo:paragraph-rsid="003e0147"/>
    </style:style>
    <style:style style:name="T1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2" style:family="text">
      <style:text-properties style:font-name="Liberation Mono" fo:font-size="11pt" fo:font-style="normal" fo:font-weight="normal" officeooo:rsid="0032b4eb" style:font-size-asian="11pt" style:font-style-asian="normal" style:font-weight-asian="normal"/>
    </style:style>
    <style:style style:name="T3" style:family="text">
      <style:text-properties style:font-name="Liberation Mono" fo:font-size="11pt" fo:font-style="normal" fo:font-weight="normal" officeooo:rsid="0032f13c" style:font-size-asian="11pt" style:font-style-asian="normal" style:font-weight-asian="normal"/>
    </style:style>
    <style:style style:name="T4" style:family="text">
      <style:text-properties style:font-name="Liberation Mono" fo:font-size="11pt" fo:font-style="normal" fo:font-weight="normal" officeooo:rsid="0036f9f7" style:font-size-asian="11pt" style:font-style-asian="normal" style:font-weight-asian="normal"/>
    </style:style>
    <style:style style:name="T5" style:family="text">
      <style:text-properties style:font-name="Liberation Mono" fo:font-size="11pt" fo:font-style="normal" fo:font-weight="normal" officeooo:rsid="003b1da1" style:font-size-asian="11pt" style:font-style-asian="normal" style:font-weight-asian="normal"/>
    </style:style>
    <style:style style:name="T6" style:family="text">
      <style:text-properties style:font-name="Liberation Mono" fo:font-size="11pt" fo:font-style="normal" fo:font-weight="normal" officeooo:rsid="003e3320" style:font-size-asian="11pt" style:font-style-asian="normal" style:font-weight-asian="normal"/>
    </style:style>
    <style:style style:name="T7" style:family="text">
      <style:text-properties style:font-name="Liberation Mono" fo:font-size="11pt" fo:font-style="normal" fo:font-weight="normal" officeooo:rsid="003fe0c7" style:font-size-asian="11pt" style:font-style-asian="normal" style:font-weight-asian="normal"/>
    </style:style>
    <style:style style:name="T8" style:family="text">
      <style:text-properties style:font-name="Liberation Mono" fo:font-size="11pt" fo:font-style="normal" fo:font-weight="normal" officeooo:rsid="004276b3" style:font-size-asian="11pt" style:font-style-asian="normal" style:font-weight-asian="normal"/>
    </style:style>
    <style:style style:name="T9" style:family="text">
      <style:text-properties style:font-name="Liberation Mono" fo:font-size="11pt" fo:font-style="normal" fo:font-weight="normal" officeooo:rsid="0044ee2e" style:font-size-asian="11pt" style:font-style-asian="normal" style:font-weight-asian="normal"/>
    </style:style>
    <style:style style:name="T10" style:family="text">
      <style:text-properties officeooo:rsid="0029b0df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1. </text:span>在高度位h的堆中，元素个数最多和最少分别是多少？</text:p>
      <text:p text:style-name="P1"><text:s text:c="4"/>最少：<draw:frame draw:style-name="fr1" draw:name="Object2" text:anchor-type="as-char" svg:y="-0.2811in" svg:width="0.6126in" svg:height="0.4492in" draw:z-index="1"><draw:object xlink:href="./Object 2" xlink:type="simple" xlink:show="embed" xlink:actuate="onLoad"/><draw:image xlink:href="./ObjectReplacements/Object 2" xlink:type="simple" xlink:show="embed" xlink:actuate="onLoad"/></draw:frame>,等比数列</text:p>
      <text:p text:style-name="P1"><text:s text:c="4"/>最多<text:span text:style-name="T10">：</text:span><text:span text:style-name="T10"><draw:frame draw:style-name="fr1" draw:name="Object3" text:anchor-type="as-char" svg:y="-0.2811in" svg:width="0.6374in" svg:height="0.449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0">，等比数列</text:span></text:p>
      <text:p text:style-name="P1"/>
      <text:p text:style-name="P2"><text:span text:style-name="T11">2. </text:span>证明：含n个元素的堆的高度为<text:span text:style-name="T1"><draw:frame draw:style-name="fr1" draw:name="Object1" text:anchor-type="as-char" svg:y="-0.1484in" svg:width="0.4819in" svg:height="0.2098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.</text:span></text:p>
      <text:p text:style-name="P3"><text:span text:style-name="T1"><text:s text:c="2"/></text:span><text:span text:style-name="T1"><draw:frame draw:style-name="fr2" draw:name="Object4" text:anchor-type="as-char" svg:y="-0.172in" svg:width="1.0571in" svg:height="0.2083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2">=&gt; </text:span></text:p>
      <text:p text:style-name="P3"><text:span text:style-name="T2"><text:s text:c="2"/></text:span><text:span text:style-name="T3"><draw:frame draw:style-name="fr2" draw:name="Object5" text:anchor-type="as-char" svg:y="-0.152in" svg:width="1.8736in" svg:height="0.2134in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4">=&gt; </text:span></text:p>
      <text:p text:style-name="P3"><text:span text:style-name="T4"><text:s text:c="2"/></text:span><text:span text:style-name="T4"><draw:frame draw:style-name="fr2" draw:name="Object6" text:anchor-type="as-char" svg:y="-0.152in" svg:width="1.7339in" svg:height="0.2134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5">=&gt; </text:span></text:p>
      <text:p text:style-name="P3"><text:span text:style-name="T5"><text:s text:c="2"/></text:span><text:span text:style-name="T5"><draw:frame draw:style-name="fr2" draw:name="Object7" text:anchor-type="as-char" svg:y="-0.1484in" svg:width="1.3965in" svg:height="0.2098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5">, </text:span><text:span text:style-name="T6">由此可以推断出h取值范围为</text:span><text:span text:style-name="T7">(</text:span><text:span text:style-name="T7"><draw:frame draw:style-name="fr2" draw:name="Object8" text:anchor-type="as-char" svg:y="-0.1484in" svg:width="1.1138in" svg:height="0.2098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7">],</text:span><text:span text:style-name="T8">同时h必为整数，在此区间内有唯一整数</text:span><text:span text:style-name="T8"><draw:frame draw:style-name="fr2" draw:name="Object9" text:anchor-type="as-char" svg:y="-0.1484in" svg:width="0.4563in" svg:height="0.2098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8">. 命题得证</text:span><text:span text:style-name="T9">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22:49:22.626114804</meta:creation-date>
    <dc:date>2016-04-23T22:44:43.183376952</dc:date>
    <meta:editing-duration>PT51M5S</meta:editing-duration>
    <meta:editing-cycles>56</meta:editing-cycles>
    <meta:generator>LibreOffice/4.2.8.2$Linux_X86_64 LibreOffice_project/420m0$Build-2</meta:generator>
    <meta:document-statistic meta:table-count="0" meta:image-count="0" meta:object-count="9" meta:page-count="1" meta:paragraph-count="8" meta:word-count="99" meta:character-count="129" meta:non-whitespace-character-count="106"/>
  </office:meta>
</office:document-meta>
</file>

<file path=Object 1/content.xml><?xml version="1.0" encoding="utf-8"?>
<math xmlns="http://www.w3.org/1998/Math/MathML" display="block">
  <semantics>
    <mrow>
      <mo fence="true" stretchy="false">⌊</mo>
      <mrow>
        <mrow>
          <mi mathvariant="italic">lg</mi>
          <mmultiscripts>
            <mi>n</mi>
            <mprescripts/>
            <mn>2</mn>
            <none/>
          </mmultiscripts>
        </mrow>
      </mrow>
      <mo fence="true" stretchy="false">⌋</mo>
    </mrow>
    <annotation encoding="StarMath 5.0">lfloor lg n lsub{2} rfloor</annotation>
  </semantics>
</math>
</file>

<file path=Object 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row>
            <mi>h</mi>
            <mo stretchy="false">−</mo>
            <mn>1</mn>
          </mrow>
        </munderover>
        <msup>
          <mn>2</mn>
          <mi>i</mi>
        </msup>
      </mrow>
      <mo stretchy="false">+</mo>
      <mn>1</mn>
    </mrow>
    <annotation encoding="StarMath 5.0">sum from{i=0}to{h-1} 2^{i} + 1</annotation>
  </semantics>
</math>
</file>

<file path=Object 3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h</mi>
        </munderover>
        <msup>
          <mn>2</mn>
          <mi>i</mi>
        </msup>
      </mrow>
      <mo stretchy="false">−</mo>
      <mn>1</mn>
    </mrow>
    <annotation encoding="StarMath 5.0">sum from{i=0}to{h} 2^{i}-1</annotation>
  </semantics>
</math>
</file>

<file path=Object 4/content.xml><?xml version="1.0" encoding="utf-8"?>
<math xmlns="http://www.w3.org/1998/Math/MathML" display="block">
  <semantics>
    <mrow>
      <msup>
        <mn>2</mn>
        <mi>h</mi>
      </msup>
      <mo stretchy="false">⩽</mo>
      <mi>n</mi>
      <mo stretchy="false">⩽</mo>
      <mrow>
        <msup>
          <mn>2</mn>
          <mrow>
            <mi>h</mi>
            <mo stretchy="false">+</mo>
            <mn>1</mn>
          </mrow>
        </msup>
        <mo stretchy="false">−</mo>
        <mn>1</mn>
      </mrow>
    </mrow>
    <annotation encoding="StarMath 5.0">2^{h} leslant n leslant 2^{h+1}-1</annotation>
  </semantics>
</math>
</file>

<file path=Object 5/content.xml><?xml version="1.0" encoding="utf-8"?>
<math xmlns="http://www.w3.org/1998/Math/MathML" display="block">
  <semantics>
    <mrow>
      <mrow>
        <mi>h</mi>
        <mo stretchy="false">⩽</mo>
        <mi>log</mi>
      </mrow>
      <mmultiscripts>
        <mi>n</mi>
        <mprescripts/>
        <mn>2</mn>
        <none/>
      </mmultiscripts>
      <mi>,</mi>
      <mi>log</mi>
      <mrow>
        <mmultiscripts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  <mprescripts/>
          <mn>2</mn>
          <none/>
        </mmultiscripts>
        <mo stretchy="false">⩽</mo>
        <mrow>
          <mi>h</mi>
          <mo stretchy="false">+</mo>
          <mn>1</mn>
        </mrow>
      </mrow>
    </mrow>
    <annotation encoding="StarMath 5.0">h leslant log n lsub{2}, log (n+1) lsub{2} leslant h+1</annotation>
  </semantics>
</math>
</file>

<file path=Object 6/content.xml><?xml version="1.0" encoding="utf-8"?>
<math xmlns="http://www.w3.org/1998/Math/MathML" display="block">
  <semantics>
    <mrow>
      <mi>log</mi>
      <mrow>
        <mrow>
          <mmultiscripts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prescripts/>
            <mn>2</mn>
            <none/>
          </mmultiscripts>
          <mo stretchy="false">−</mo>
          <mn>1</mn>
        </mrow>
        <mo stretchy="false">⩽</mo>
        <mi>h</mi>
        <mo stretchy="false">⩽</mo>
        <mi>log</mi>
      </mrow>
      <mmultiscripts>
        <mi>n</mi>
        <mprescripts/>
        <mn>2</mn>
        <none/>
      </mmultiscripts>
    </mrow>
    <annotation encoding="StarMath 5.0">log (n+1) lsub{2}-1 leslant h leslant log n lsub{2}</annotation>
  </semantics>
</math>
</file>

<file path=Object 7/content.xml><?xml version="1.0" encoding="utf-8"?>
<math xmlns="http://www.w3.org/1998/Math/MathML" display="block">
  <semantics>
    <mrow>
      <mi>log</mi>
      <mrow>
        <mrow>
          <mmultiscripts>
            <mi>n</mi>
            <mprescripts/>
            <mn>2</mn>
            <none/>
          </mmultiscripts>
          <mo stretchy="false">−</mo>
          <mn>1</mn>
        </mrow>
        <mo stretchy="false">&lt;</mo>
        <mi>h</mi>
        <mo stretchy="false">⩽</mo>
        <mi>log</mi>
      </mrow>
      <mmultiscripts>
        <mi>n</mi>
        <mprescripts/>
        <mn>2</mn>
        <none/>
      </mmultiscripts>
    </mrow>
    <annotation encoding="StarMath 5.0">log n lsub{2}-1 &lt; h leslant log n lsub{2}</annotation>
  </semantics>
</math>
</file>

<file path=Object 8/content.xml><?xml version="1.0" encoding="utf-8"?>
<math xmlns="http://www.w3.org/1998/Math/MathML" display="block">
  <semantics>
    <mrow>
      <mi>log</mi>
      <mrow>
        <mmultiscripts>
          <mi>n</mi>
          <mprescripts/>
          <mn>2</mn>
          <none/>
        </mmultiscripts>
        <mo stretchy="false">−</mo>
        <mn>1,</mn>
      </mrow>
      <mi>log</mi>
      <mmultiscripts>
        <mi>n</mi>
        <mprescripts/>
        <mn>2</mn>
        <none/>
      </mmultiscripts>
    </mrow>
    <annotation encoding="StarMath 5.0">log n lsub{2}-1, log n lsub{2}</annotation>
  </semantics>
</math>
</file>

<file path=Object 9/content.xml><?xml version="1.0" encoding="utf-8"?>
<math xmlns="http://www.w3.org/1998/Math/MathML" display="block">
  <semantics>
    <mrow>
      <mi>log</mi>
      <mmultiscripts>
        <mi>n</mi>
        <mprescripts/>
        <mn>2</mn>
        <none/>
      </mmultiscripts>
    </mrow>
    <annotation encoding="StarMath 5.0">log n lsub{2}</annotation>
  </semantics>
</math>
</file>